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officeooo:paragraph-rsid="00021ef3" style:font-size-asian="10pt"/>
    </style:style>
    <style:style style:name="P2" style:family="paragraph" style:parent-style-name="Standard">
      <style:text-properties officeooo:paragraph-rsid="00021ef3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21ef3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21ef3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21ef3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21ef3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2f5f4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2f5f4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2f5f4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2630"/>
    </style:style>
    <style:style style:name="P11" style:family="paragraph" style:parent-style-name="Standard">
      <style:text-properties officeooo:paragraph-rsid="00021ef3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fo:font-weight="bold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032630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6a3e3e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2a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ackage</text:span><text:span text:style-name="T3"> oops_concepts;</text:span></text:p>
      <text:p text:style-name="P4"/>
      <text:p text:style-name="P3"><text:span text:style-name="T1">public</text:span><text:span text:style-name="T3"> </text:span><text:span text:style-name="T1">class</text:span><text:span text:style-name="T3"> Parent {</text:span></text:p>
      <text:p text:style-name="P3"><text:span text:style-name="T3"><text:tab/></text:span><text:span text:style-name="T1">public</text:span><text:span text:style-name="T3"> String </text:span><text:span text:style-name="T6">name</text:span><text:span text:style-name="T3">;</text:span></text:p>
      <text:p text:style-name="P3"><text:span text:style-name="T3"><text:tab/></text:span><text:span text:style-name="T1">private</text:span><text:span text:style-name="T3"> </text:span><text:span text:style-name="T1">int</text:span><text:span text:style-name="T3"> </text:span><text:span text:style-name="T6">age</text:span><text:span text:style-name="T3">;</text:span></text:p>
      <text:p text:style-name="P3"><text:span text:style-name="T3"><text:tab/></text:span><text:span text:style-name="T1">protected</text:span><text:span text:style-name="T3"> String </text:span><text:span text:style-name="T6">location</text:span><text:span text:style-name="T3">;</text:span></text:p>
      <text:p text:style-name="P3"><text:span text:style-name="T3"><text:tab/></text:span><text:span text:style-name="T1">public</text:span><text:span text:style-name="T3"> Parent(String </text:span><text:span text:style-name="T9">name</text:span><text:span text:style-name="T3">, </text:span><text:span text:style-name="T1">int</text:span><text:span text:style-name="T3"> </text:span><text:span text:style-name="T9">age</text:span><text:span text:style-name="T3">, String </text:span><text:span text:style-name="T9">location</text:span><text:span text:style-name="T3">) {</text:span></text:p>
      <text:p text:style-name="P3"><text:span text:style-name="T3"><text:tab/><text:tab/></text:span><text:span text:style-name="T1">this</text:span><text:span text:style-name="T3">.</text:span><text:span text:style-name="T6">name</text:span><text:span text:style-name="T3"> = </text:span><text:span text:style-name="T9">name</text:span><text:span text:style-name="T3">;</text:span></text:p>
      <text:p text:style-name="P3"><text:span text:style-name="T3"><text:tab/><text:tab/></text:span><text:span text:style-name="T1">this</text:span><text:span text:style-name="T3">.</text:span><text:span text:style-name="T6">age</text:span><text:span text:style-name="T3"> = </text:span><text:span text:style-name="T9">age</text:span><text:span text:style-name="T3">;</text:span></text:p>
      <text:p text:style-name="P3"><text:span text:style-name="T3"><text:tab/><text:tab/></text:span><text:span text:style-name="T1">this</text:span><text:span text:style-name="T3">.</text:span><text:span text:style-name="T6">location</text:span><text:span text:style-name="T3"> = </text:span><text:span text:style-name="T9">location</text:span><text:span text:style-name="T3">;</text:span></text:p>
      <text:p text:style-name="P5"><text:tab/>}</text:p>
      <text:p text:style-name="P3"><text:span text:style-name="T3"><text:tab/></text:span><text:span text:style-name="T1">public</text:span><text:span text:style-name="T3"> </text:span><text:span text:style-name="T1">int</text:span><text:span text:style-name="T3"> getAge() {</text:span></text:p>
      <text:p text:style-name="P3"><text:span text:style-name="T3"><text:tab/><text:tab/></text:span><text:span text:style-name="T1">return</text:span><text:span text:style-name="T3"> </text:span><text:span text:style-name="T6">age</text:span><text:span text:style-name="T3">;</text:span></text:p>
      <text:p text:style-name="P5"><text:tab/>}</text:p>
      <text:p text:style-name="P3"><text:span text:style-name="T3"><text:tab/></text:span><text:span text:style-name="T1">public</text:span><text:span text:style-name="T3"> </text:span><text:span text:style-name="T1">void</text:span><text:span text:style-name="T3"> setAge(</text:span><text:span text:style-name="T1">int</text:span><text:span text:style-name="T3"> </text:span><text:span text:style-name="T9">age</text:span><text:span text:style-name="T3">) {</text:span></text:p>
      <text:p text:style-name="P3"><text:span text:style-name="T3"><text:tab/><text:tab/></text:span><text:span text:style-name="T1">this</text:span><text:span text:style-name="T3">.</text:span><text:span text:style-name="T6">age</text:span><text:span text:style-name="T3"> = </text:span><text:span text:style-name="T9">age</text:span><text:span text:style-name="T3">;</text:span></text:p>
      <text:p text:style-name="P5"><text:tab/>}</text:p>
      <text:p text:style-name="P5"/>
      <text:p text:style-name="P7"><text:tab/><text:span text:style-name="T2">public</text:span> <text:span text:style-name="T2">static</text:span> <text:span text:style-name="T2">void</text:span> main(String[] <text:span text:style-name="T8">args</text:span>) {</text:p>
      <text:p text:style-name="P8"/>
      <text:p text:style-name="P9"><text:span text:style-name="T3"><text:tab/><text:tab/>Parent </text:span><text:span text:style-name="T9">obj1</text:span><text:span text:style-name="T3"> = </text:span><text:span text:style-name="T1">new</text:span><text:span text:style-name="T3"> Parent(</text:span><text:span text:style-name="T10">"sridhar"</text:span><text:span text:style-name="T3"> , 25 , </text:span><text:span text:style-name="T10">"location"</text:span><text:span text:style-name="T3">);</text:span></text:p>
      <text:p text:style-name="P9"><text:span text:style-name="T3"><text:tab/><text:tab/>System.</text:span><text:span text:style-name="T7">out</text:span><text:span text:style-name="T3">.println(</text:span><text:span text:style-name="T9">obj1</text:span><text:span text:style-name="T3">.</text:span><text:span text:style-name="T6">name</text:span><text:span text:style-name="T3">);</text:span></text:p>
      <text:p text:style-name="P9"><text:span text:style-name="T3"><text:tab/><text:tab/>System.</text:span><text:span text:style-name="T7">out</text:span><text:span text:style-name="T3">.println(</text:span><text:span text:style-name="T9">obj1</text:span><text:span text:style-name="T3">.getAge());</text:span></text:p>
      <text:p text:style-name="P10"><text:span text:style-name="T3"><text:tab/><text:tab/>System.</text:span><text:span text:style-name="T7">out</text:span><text:span text:style-name="T3">.println(</text:span><text:span text:style-name="T9">obj1</text:span><text:span text:style-name="T3">.</text:span><text:span text:style-name="T4">location</text:span><text:span text:style-name="T3">);</text:span></text:p>
      <text:p text:style-name="P7"><text:tab/>}</text:p>
      <text:p text:style-name="P1">}</text:p>
      <text:p text:style-name="P2"><text:span text:style-name="T3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19:05:16.883291297</meta:creation-date>
    <meta:generator>LibreOffice/6.4.7.2$Linux_X86_64 LibreOffice_project/40$Build-2</meta:generator>
    <dc:date>2023-08-25T19:09:31.648759201</dc:date>
    <meta:editing-duration>PT3M31S</meta:editing-duration>
    <meta:editing-cycles>3</meta:editing-cycles>
    <meta:document-statistic meta:table-count="0" meta:image-count="0" meta:object-count="0" meta:page-count="1" meta:paragraph-count="23" meta:word-count="69" meta:character-count="517" meta:non-whitespace-character-count="442"/>
  </office:meta>
</office:document-meta>
</file>